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1c3ee7" style:font-size-asian="14pt" style:font-size-complex="14pt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dea23" style:font-size-asian="14pt" style:font-size-complex="14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2e001c"/>
    </style:style>
    <style:style style:name="P7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3dea23" officeooo:paragraph-rsid="003dea23" style:font-size-asian="14pt" style:font-size-complex="14pt"/>
    </style:style>
    <style:style style:name="P8" style:family="paragraph" style:parent-style-name="Text_20_body" style:list-style-name="L1">
      <loext:graphic-properties draw:fill-gradient-name="Gradient_20_1" draw:fill-hatch-name="hatch"/>
      <style:paragraph-properties fo:margin-top="0cm" fo:margin-bottom="0.25cm" style:contextual-spacing="false" fo:line-height="100%"/>
      <style:text-properties fo:font-size="14pt" officeooo:rsid="003dea23" officeooo:paragraph-rsid="003dea23" style:font-size-asian="14pt" style:font-size-complex="14pt"/>
    </style:style>
    <style:style style:name="P9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620ed" officeooo:paragraph-rsid="004620ed" style:font-size-asian="14pt" style:font-size-complex="14pt"/>
    </style:style>
    <style:style style:name="P10" style:family="paragraph" style:parent-style-name="Text_20_body" style:list-style-name="L1">
      <loext:graphic-properties draw:fill-hatch-name="hatch"/>
      <style:paragraph-properties fo:margin-top="0cm" fo:margin-bottom="1cm" style:contextual-spacing="false" fo:line-height="100%"/>
      <style:text-properties fo:font-size="14pt" officeooo:rsid="004620ed" officeooo:paragraph-rsid="004620ed" style:font-size-asian="14pt" style:font-size-complex="14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13" style:family="paragraph" style:parent-style-name="Text_20_body">
      <loext:graphic-properties draw:fill-gradient-name="Gradient_20_2" draw:fill-hatch-name="hatch"/>
      <style:paragraph-properties fo:margin-top="0.101cm" fo:margin-bottom="0.101cm" style:contextual-spacing="false" fo:line-height="200%"/>
      <style:text-properties fo:font-size="14pt" fo:font-weight="normal" officeooo:paragraph-rsid="004620ed" style:font-size-asian="14pt" style:font-weight-asian="normal" style:font-size-complex="14pt" style:font-weight-complex="normal"/>
    </style:style>
    <style:style style:name="P14" style:family="paragraph" style:parent-style-name="Text_20_body">
      <loext:graphic-properties draw:fill-gradient-name="Gradient_20_3" draw:fill-hatch-name="hatch"/>
      <style:paragraph-properties fo:margin-top="0.101cm" fo:margin-bottom="0.101cm" style:contextual-spacing="false" fo:line-height="200%"/>
      <style:text-properties fo:font-size="14pt" fo:font-weight="normal" officeooo:paragraph-rsid="004620ed" style:font-size-asian="14pt" style:font-weight-asian="normal" style:font-size-complex="14pt" style:font-weight-complex="normal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fo:font-style="normal" fo:font-weight="bold" officeooo:paragraph-rsid="001c3ee7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17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2e001c"/>
    </style:style>
    <style:style style:name="P18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4620ed"/>
    </style:style>
    <style:style style:name="T1" style:family="text">
      <style:text-properties officeooo:rsid="003f303a"/>
    </style:style>
    <style:style style:name="T2" style:family="text">
      <style:text-properties officeooo:rsid="001c3ee7"/>
    </style:style>
    <style:style style:name="T3" style:family="text">
      <style:text-properties officeooo:rsid="0025b43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dea23" style:font-style-asian="italic" style:font-style-complex="italic"/>
    </style:style>
    <style:style style:name="T6" style:family="text">
      <style:text-properties fo:font-style="italic" fo:font-weight="normal" officeooo:rsid="003dea23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b437" style:font-weight-asian="bold" style:font-weight-complex="bold"/>
    </style:style>
    <style:style style:name="T10" style:family="text">
      <style:text-properties fo:font-weight="bold" officeooo:rsid="002fe488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3dea23"/>
    </style:style>
    <style:style style:name="T16" style:family="text">
      <style:text-properties officeooo:rsid="00411ad4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3dea23" style:font-style-asian="normal" style:font-weight-asian="bold" style:font-style-complex="normal" style:font-weight-complex="bold"/>
    </style:style>
    <style:style style:name="T19" style:family="text">
      <style:text-properties fo:font-style="normal" officeooo:rsid="003dea23" style:font-style-asian="normal" style:font-style-complex="normal"/>
    </style:style>
    <style:style style:name="T20" style:family="text">
      <style:text-properties officeooo:rsid="004620ed"/>
    </style:style>
    <style:style style:name="T21" style:family="text">
      <style:text-properties style:text-position="super 58%" officeooo:rsid="004620ed"/>
    </style:style>
    <style:style style:name="T22" style:family="text">
      <style:text-properties officeooo:rsid="00464e1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Call to Worship</text:span><text:span text:style-name="T3"> Psalm 122:1-9 <text:s/>Opening prayer (Douglas M)</text:span></text:p>
      <text:p text:style-name="P13"><text:span text:style-name="T8">Praise: </text:span><text:span text:style-name="T5">How Deep The Father’s Love</text:span></text:p>
      <text:p text:style-name="P14"><text:span text:style-name="T18">Bible Reading:</text:span><text:span text:style-name="T5"> </text:span><text:span text:style-name="T19">1 Peter 2:1-12 <text:s/>(Pam W)</text:span></text:p>
      <text:p text:style-name="P18"><text:span text:style-name="T12">Sunday School:</text:span><text:span text:style-name="T13"> (Mook L)</text:span></text:p>
      <text:p text:style-name="P18"><text:span text:style-name="T12">Praise:</text:span><text:span text:style-name="T13"> My Heart Is Filled With Thankfulness</text:span></text:p>
      <text:p text:style-name="P18"><text:span text:style-name="T12">Announcements</text:span><text:span text:style-name="T11"> (John A)</text:span></text:p>
      <text:list xml:id="list2467736635" text:style-name="L1">
        <text:list-item>
          <text:p text:style-name="P9">Community Groups – Study books available @ $15 in the hall</text:p>
        </text:list-item>
        <text:list-item>
          <text:p text:style-name="P7">Working Bee <text:span text:style-name="T20">15</text:span><text:span text:style-name="T21">th</text:span><text:span text:style-name="T20"> June</text:span></text:p>
        </text:list-item>
        <text:list-item>
          <text:p text:style-name="P8"><text:span text:style-name="T20">Welcome to Lazlo &amp; Eva Mihalyi who will speak of their mission work in Eastern Europe during our </text:span>Church lunch</text:p>
        </text:list-item>
        <text:list-item>
          <text:p text:style-name="P10">Announcement of Board of Management nominations: Nathan, Russell, Gaye McK. The Session will declare the three vacancies filled and we <text:span text:style-name="T22">will</text:span> pray for them all</text:p>
        </text:list-item>
      </text:list>
      <text:p text:style-name="P5"><text:span text:style-name="T8">Prayer for the church and the world:</text:span> (<text:span text:style-name="T22">Mook L</text:span>)</text:p>
      <text:p text:style-name="P5"><text:span text:style-name="T8">Praise:</text:span> Break Now The Bread of Life (Rej! 280) (OFFERING)</text:p>
      <text:p text:style-name="P5"><text:span text:style-name="T10">B</text:span><text:span text:style-name="T8">ible Reading:</text:span> 2 Timothy 3:10-16 <text:s/>(MarJo A)</text:p>
      <text:p text:style-name="P6"><text:span text:style-name="T12">Sermon:</text:span><text:span text:style-name="T11"> </text:span>“LET US GO ON TO MATURITY” (<text:span text:style-name="T22">DM</text:span>)</text:p>
      <text:p text:style-name="P3"><text:span text:style-name="T8">Praise:</text:span> <text:span text:style-name="T4">Behold the Lamb (v1-3)</text:span></text:p>
      <text:p text:style-name="P15">The Lord’s Supper</text:p>
      <text:p text:style-name="P3"><text:span text:style-name="T17">Praise: </text:span><text:span text:style-name="T4">Behold the Lamb (v4)</text:span></text:p>
      <text:p text:style-name="P3"><text:span text:style-name="T8">Benediction</text:span> (<text:span text:style-name="T22">DM</text:span>)</text:p>
      <text:p text:style-name="P17">Call to Worship (Psalm 122:1-9) / Opening prayer (Douglas M)</text:p>
      <text:p text:style-name="P16">Praise: How Deep The Father’s Love</text:p>
      <text:p text:style-name="P16">Bible Reading: 1 Peter 2:1-12 <text:s/>(Pam W)</text:p>
      <text:p text:style-name="P16">Sunday School (Mook L)</text:p>
      <text:p text:style-name="P16">Praise: My Heart Is Filled With Thankfulness</text:p>
      <text:p text:style-name="P16">Announcements (John A)</text:p>
      <text:p text:style-name="P16">Prayer for the church and the world  (Mook L)</text:p>
      <text:p text:style-name="P16">Praise: Break Now The Bread of Life (Rej! 280)</text:p>
      <text:p text:style-name="P16">Bible reading: 2 Timothy 3:10-16 <text:s/>(MarJo A)</text:p>
      <text:p text:style-name="P16">Sermon: “LET US GO ON TO MATURITY” (DM)</text:p>
      <text:p text:style-name="P16">Praise: Behold the Lamb (v1-3)</text:p>
      <text:p text:style-name="P16">The Lord’s Supper</text:p>
      <text:p text:style-name="P16">Praise: Behold the Lamb (v4)</text:p>
      <text:p text:style-name="P16">Benediction (DM)</text:p>
      <text:p text:style-name="P16">Sermon Outline</text:p>
      <text:p text:style-name="P16">“LET US GO ON TO MATURITY”   (1 John 2:12-14 )</text:p>
      <text:p text:style-name="P16">Introduction</text:p>
      <text:p text:style-name="P16"><text:span text:style-name="T20">1. </text:span>I am writing to you, I wrote to you<text:line-break/><text:tab/><text:span text:style-name="T20">a) </text:span>1 John + John’s Gospel<text:line-break/><text:tab/><text:span text:style-name="T20">b) </text:span>Factual faith + lived faith</text:p>
      <text:p text:style-name="P16"><text:span text:style-name="T20">2. </text:span>Children, young men, fathers<text:line-break/><text:tab/><text:span text:style-name="T20">a) </text:span>Spiritual stage + retarded growth<text:line-break/><text:tab/><text:span text:style-name="T20">b) </text:span>let us go on to maturity</text:p>
      <text:p text:style-name="P16"><text:span text:style-name="T20">3. </text:span>Being forgiven, defeating Satan, knowing God<text:line-break/><text:tab/><text:span text:style-name="T20">a) </text:span>basic (1), better (2), best (3)<text:line-break/><text:tab/><text:span text:style-name="T20">b) </text:span>the heavenly realities</text:p>
      <text:p text:style-name="P16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620ed"/>
    </style:style>
    <style:style style:name="MT2" style:family="text">
      <style:text-properties style:text-position="super 58%" officeooo:rsid="004620ed"/>
    </style:style>
    <style:style style:name="MT3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</text:span><text:span text:style-name="MT2">nd</text:span><text:span text:style-name="MT1"> June</text:span> 202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6-01T21:01:52.351751769</dc:date>
    <meta:editing-duration>PT5H6M30S</meta:editing-duration>
    <meta:editing-cycles>35</meta:editing-cycles>
    <meta:generator>LibreOffice/7.3.7.2$Linux_X86_64 LibreOffice_project/30$Build-2</meta:generator>
    <meta:print-date>2024-02-03T21:06:33.278074986</meta:print-date>
    <meta:document-statistic meta:table-count="0" meta:image-count="0" meta:object-count="0" meta:page-count="2" meta:paragraph-count="40" meta:word-count="311" meta:character-count="1743" meta:non-whitespace-character-count="1461"/>
  </office:meta>
</office:document-meta>
</file>